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A000000519236F1EF00D3DE12.png" manifest:media-type="image/png"/>
  <manifest:file-entry manifest:full-path="Pictures/10000201000002E800000162F5FA366027531FB1.png" manifest:media-type="image/png"/>
  <manifest:file-entry manifest:full-path="Pictures/10000201000002960000023930312F94DC8E7327.png" manifest:media-type="image/png"/>
  <manifest:file-entry manifest:full-path="Pictures/100002010000031300000169A3BD4D056653B8D4.png" manifest:media-type="image/png"/>
  <manifest:file-entry manifest:full-path="Pictures/100002010000012B00000050FC9F830193898BD2.png" manifest:media-type="image/png"/>
  <manifest:file-entry manifest:full-path="Pictures/1000020100000146000000868D8CE361708D239E.png" manifest:media-type="image/png"/>
  <manifest:file-entry manifest:full-path="Pictures/10000201000002A2000001953C9F086ABFCEDB1E.png" manifest:media-type="image/png"/>
  <manifest:file-entry manifest:full-path="Pictures/10000201000003C4000001F66429F32F5F31EA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Interfaces funcionais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Facilitando o código da API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2" draw:text-style-name="P4" draw:layer="layout" svg:width="25.505cm" svg:height="13.281cm" svg:x="1.349cm" svg:y="1.297cm">
          <draw:image xlink:href="Pictures/10000201000003C4000001F66429F32F5F31EA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2" draw:text-style-name="P4" draw:layer="layout" svg:width="10.8cm" svg:height="2.889cm" svg:x="2cm" svg:y="12cm">
          <draw:image xlink:href="Pictures/100002010000012B00000050FC9F830193898BD2.png" xlink:type="simple" xlink:show="embed" xlink:actuate="onLoad" loext:mime-type="image/png">
            <text:p/>
          </draw:image>
        </draw:frame>
        <draw:frame draw:style-name="gr2" draw:text-style-name="P4" draw:layer="layout" svg:width="17.832cm" svg:height="10.715cm" svg:x="1.968cm" svg:y="0.685cm">
          <draw:image xlink:href="Pictures/10000201000002A2000001953C9F086ABFCEDB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2" draw:text-style-name="P4" draw:layer="layout" svg:width="20.822cm" svg:height="9.55cm" svg:x="3.691cm" svg:y="3.163cm">
          <draw:image xlink:href="Pictures/100002010000031300000169A3BD4D056653B8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2" draw:text-style-name="P4" draw:layer="layout" svg:width="15.822cm" svg:height="13.6cm" svg:x="1.378cm" svg:y="0.8cm">
          <draw:image xlink:href="Pictures/10000201000002960000023930312F94DC8E7327.png" xlink:type="simple" xlink:show="embed" xlink:actuate="onLoad" loext:mime-type="image/png">
            <text:p/>
          </draw:image>
        </draw:frame>
        <draw:frame draw:style-name="gr2" draw:text-style-name="P4" draw:layer="layout" svg:width="8.624cm" svg:height="3.544cm" svg:x="17.976cm" svg:y="10.456cm">
          <draw:image xlink:href="Pictures/1000020100000146000000868D8CE361708D23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9">
        <draw:frame presentation:style-name="pr1" draw:layer="layout" svg:width="25.199cm" svg:height="2.629cm" svg:x="1.4cm" svg:y="0.628cm" presentation:class="title">
          <draw:text-box>
            <text:p>CONSUMIDORES</text:p>
          </draw:text-box>
        </draw:frame>
        <draw:frame draw:style-name="gr3" draw:text-style-name="P5" draw:layer="layout" svg:width="19.684cm" svg:height="9.365cm" svg:x="1.316cm" svg:y="3.2cm">
          <draw:image xlink:href="Pictures/10000201000002E800000162F5FA366027531FB1.png" xlink:type="simple" xlink:show="embed" xlink:actuate="onLoad" loext:mime-type="image/png">
            <text:p/>
          </draw:image>
        </draw:frame>
        <draw:frame draw:style-name="gr3" draw:text-style-name="P5" draw:layer="layout" svg:width="7.884cm" svg:height="2.142cm" svg:x="1.516cm" svg:y="12.8cm">
          <draw:image xlink:href="Pictures/100002010000012A000000519236F1EF00D3DE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9">
        <draw:frame presentation:style-name="pr1" draw:layer="layout" svg:width="25.199cm" svg:height="2.629cm" svg:x="1.4cm" svg:y="0.628cm" presentation:class="title">
          <draw:text-box>
            <text:p>FUNÇÕES</text:p>
          </draw:text-box>
        </draw:frame>
        <draw:frame draw:style-name="gr4" draw:text-style-name="P6" draw:layer="layout" svg:width="12.512cm" svg:height="0.962cm" svg:x="6.8cm" svg:y="8.2cm">
          <draw:text-box>
            <text:p>PAREI NO TEMPO 07:00 – VOU DORMIR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20:52:07.732759299</meta:creation-date>
    <dc:date>2021-03-10T22:09:27.444303541</dc:date>
    <meta:editing-duration>PT43M14S</meta:editing-duration>
    <meta:editing-cycles>4</meta:editing-cycles>
    <meta:generator>LibreOffice/6.4.6.2$Linux_X86_64 LibreOffice_project/40$Build-2</meta:generator>
    <meta:document-statistic meta:object-count="48"/>
  </office:meta>
</office:document-meta>
</file>